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.Co zrobić żeby pobrać repozytorium, jako komitować</text:p>
      <text:p text:style-name="Standard">2.Problemy</text:p>
      <text:p text:style-name="Standard">3.Linki </text:p>
      <text:p text:style-name="Standard">4. Co mamy do zrobieni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3.</text:p>
      <text:p text:style-name="Standard">Link do projektu który przełącza pomiędzy panoramami:</text:p>
      <text:p text:style-name="Standard"><text:a xlink:type="simple" xlink:href="https://github.com/marianmoldovan/panoramagl/blob/master/example/src/main/java/com/gipsyz/panoramaglandroid/MainActivity.java" text:style-name="Internet_20_link" text:visited-style-name="Visited_20_Internet_20_Link">https://github.com/marianmoldovan/panoramagl/blob/master/example/src/main/java/com/gipsyz/panoramaglandroid/MainActivity.java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.</text:p>
      <text:p text:style-name="Standard">Baza danych dla profesorów uczelni,wykładów dla studentów itp</text:p>
      <text:p text:style-name="Standard">Panoramy uczelni</text:p>
      <text:p text:style-name="Standard">Przełączanie pomiędzy panoramą</text:p>
      <text:p text:style-name="Standard">Łączenie z bazą danych za pomocą aplikacji</text:p>
      <text:p text:style-name="Standard">Logo aplikacji</text:p>
      <text:p text:style-name="Standard">Intefej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36S</meta:editing-duration>
    <meta:editing-cycles>4</meta:editing-cycles>
    <meta:generator>OpenOffice/4.1.4$Win32 OpenOffice.org_project/414m5$Build-9788</meta:generator>
    <dc:date>2017-11-18T14:57:56.59</dc:date>
    <dc:creator>Aleksander Imbierowski</dc:creator>
    <meta:document-statistic meta:table-count="0" meta:image-count="0" meta:object-count="0" meta:page-count="2" meta:paragraph-count="14" meta:word-count="47" meta:character-count="446"/>
    <meta:user-defined meta:name="Info 1"/>
    <meta:user-defined meta:name="Info 2"/>
    <meta:user-defined meta:name="Info 3"/>
    <meta:user-defined meta:name="Info 4"/>
  </office:meta>
</office:document-meta>
</file>